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automatic-styles>
    <style:style style:name="P1" style:family="paragraph" style:parent-style-name="Text_20_body">
      <style:text-properties style:language-asian="ja" style:country-asian="JP"/>
    </style:style>
    <style:style style:name="P2" style:family="paragraph" style:parent-style-name="Text_20_body">
      <style:text-properties style:language-asian="ja" style:country-asian="JP"/>
    </style:style>
    <style:style style:name="P3" style:family="paragraph" style:parent-style-name="Text_20_body" style:list-style-name="">
      <style:text-properties style:language-asian="ja" style:country-asian="JP"/>
    </style:style>
    <style:style style:name="P4" style:family="paragraph" style:parent-style-name="Text_20_body" style:list-style-name="L4">
      <style:text-properties style:language-asian="ja" style:country-asian="JP"/>
    </style:style>
    <style:style style:name="P5" style:family="paragraph" style:parent-style-name="Text_20_body" style:list-style-name="L5">
      <style:text-properties style:language-asian="ja" style:country-asian="JP"/>
    </style:style>
    <style:style style:name="P6" style:family="paragraph" style:parent-style-name="Text_20_body" style:list-style-name="L6">
      <style:text-properties style:language-asian="ja" style:country-asian="JP"/>
    </style:style>
    <style:style style:name="P7" style:family="paragraph" style:parent-style-name="Text_20_body" style:list-style-name="L7">
      <style:text-properties style:language-asian="ja" style:country-asian="JP"/>
    </style:style>
    <style:style style:name="P8" style:family="paragraph" style:parent-style-name="Text_20_body" style:list-style-name="L8">
      <style:text-properties style:language-asian="ja" style:country-asian="JP"/>
    </style:style>
    <style:style style:name="P9" style:family="paragraph" style:parent-style-name="Text_20_body" style:list-style-name="L9">
      <style:text-properties style:language-asian="ja" style:country-asian="JP"/>
    </style:style>
    <style:style style:name="P10" style:family="paragraph" style:parent-style-name="Text_20_body" style:list-style-name="L10">
      <style:text-properties style:language-asian="ja" style:country-asian="JP"/>
    </style:style>
    <style:style style:name="P11" style:family="paragraph" style:parent-style-name="Text_20_body" style:list-style-name="L3"/>
    <style:style style:name="P12" style:family="paragraph" style:parent-style-name="Text_20_body">
      <style:text-properties style:font-name="Courier New"/>
    </style:style>
    <style:style style:name="P13" style:family="paragraph" style:parent-style-name="Text_20_body">
      <style:text-properties style:font-name="Courier New" style:font-name-asian="Courier New" style:language-asian="ja" style:country-asian="JP"/>
    </style:style>
    <style:style style:name="P14" style:family="paragraph" style:parent-style-name="Text_20_body">
      <style:text-properties style:font-name="Courier New" fo:font-size="9pt" style:font-name-asian="Courier New" style:font-size-asian="9pt" style:language-asian="ja" style:country-asian="JP" style:font-size-complex="9pt"/>
    </style:style>
    <style:style style:name="P15" style:family="paragraph" style:parent-style-name="Text_20_body">
      <style:text-properties style:font-name="Courier New" fo:font-size="9pt" style:font-name-asian="Courier New" style:font-size-asian="9pt" style:font-size-complex="9pt"/>
    </style:style>
    <style:style style:name="P16" style:family="paragraph" style:parent-style-name="Text_20_body">
      <style:text-properties style:font-name="Courier New" fo:font-size="9pt" fo:font-weight="bold" style:font-name-asian="Courier New" style:font-size-asian="9pt" style:language-asian="ja" style:country-asian="JP" style:font-weight-asian="bold" style:font-size-complex="9pt" style:font-weight-complex="bold"/>
    </style:style>
    <style:style style:name="P17" style:family="paragraph" style:parent-style-name="Text_20_body">
      <style:text-properties style:font-name="Courier New" fo:font-size="9pt" fo:font-weight="bold" style:font-name-asian="Courier New" style:font-size-asian="9pt" style:font-weight-asian="bold" style:font-size-complex="9pt" style:font-weight-complex="bold"/>
    </style:style>
    <style:style style:name="P18" style:family="paragraph" style:parent-style-name="Text_20_body" style:list-style-name="L4"/>
    <style:style style:name="P19" style:family="paragraph" style:parent-style-name="Text_20_body" style:list-style-name="L5"/>
    <style:style style:name="P20" style:family="paragraph" style:parent-style-name="Text_20_body" style:list-style-name="L6"/>
    <style:style style:name="P21" style:family="paragraph" style:parent-style-name="Text_20_body" style:list-style-name="L10"/>
    <style:style style:name="P22" style:family="paragraph" style:parent-style-name="Heading_20_1">
      <style:text-properties style:language-asian="ja" style:country-asian="JP"/>
    </style:style>
    <style:style style:name="P23" style:family="paragraph" style:parent-style-name="Standard" style:list-style-name="L1"/>
    <style:style style:name="P24" style:family="paragraph" style:parent-style-name="Standard" style:list-style-name="L2"/>
    <style:style style:name="P25" style:family="paragraph" style:parent-style-name="Standard">
      <style:text-properties style:font-name="Courier New" fo:font-size="9pt" style:font-size-asian="9pt" style:font-size-complex="9pt"/>
    </style:style>
    <style:style style:name="P26" style:family="paragraph" style:parent-style-name="Standard">
      <style:paragraph-properties fo:padding="0.074cm" fo:border-left="none" fo:border-right="none" fo:border-top="none" fo:border-bottom="0.002cm solid #000000" style:join-border="false"/>
      <style:text-properties style:font-name="Courier New" style:language-asian="ja" style:country-asian="JP"/>
    </style:style>
    <style:style style:name="T1" style:family="text">
      <style:text-properties style:language-asian="ja" style:country-asian="JP"/>
    </style:style>
    <style:style style:name="T2" style:family="text">
      <style:text-properties style:font-name="Courier New"/>
    </style:style>
    <style:style style:name="T3" style:family="text">
      <style:text-properties style:font-name="Courier New" style:font-name-asian="Courier New"/>
    </style:style>
    <style:style style:name="T4" style:family="text">
      <style:text-properties style:font-name="Courier New" style:font-name-asian="Courier New" style:language-asian="ja" style:country-asian="JP"/>
    </style:style>
    <style:style style:name="T5" style:family="text">
      <style:text-properties style:font-name="Courier New" fo:font-size="9pt" style:font-name-asian="Courier New" style:font-size-asian="9pt" style:language-asian="ja" style:country-asian="JP" style:font-size-complex="9pt"/>
    </style:style>
    <style:style style:name="T6" style:family="text">
      <style:text-properties style:font-name="Courier New" fo:font-size="9pt" style:font-name-asian="Courier New" style:font-size-asian="9pt" style:font-size-complex="9pt"/>
    </style:style>
    <style:style style:name="T7" style:family="text">
      <style:text-properties style:font-name="Courier New" fo:font-weight="bold"/>
    </style:style>
    <style:style style:name="T8" style:family="text">
      <style:text-properties style:font-name="Courier New" fo:font-weight="bold" style:font-weight-asian="bold" style:font-weight-complex="bold"/>
    </style:style>
    <style:style style:name="T9" style:family="text">
      <style:text-properties style:font-name="Courier New" fo:font-style="italic"/>
    </style:style>
    <style:style style:name="T10" style:family="text">
      <style:text-properties style:font-name="Courier New" fo:font-style="italic" fo:font-weight="bold" style:font-weight-asian="bold" style:font-weight-complex="bold"/>
    </style:style>
    <style:style style:name="T11" style:family="text">
      <style:text-properties style:font-name="Courier New" fo:font-style="italic" fo:font-weight="normal" style:font-weight-asian="normal" style:font-weight-complex="normal"/>
    </style:style>
    <style:style style:name="T12" style:family="text">
      <style:text-properties style:font-name="Courier New" fo:font-weight="normal" style:font-weight-asian="normal" style:font-weight-complex="normal"/>
    </style:style>
    <style:style style:name="T13" style:family="text">
      <style:text-properties style:font-name="Courier New" fo:font-size="11pt" style:font-name-asian="Courier New" style:font-size-asian="11pt" style:language-asian="ja" style:country-asian="JP" style:font-size-complex="11pt"/>
    </style:style>
    <style:style style:name="T14" style:family="text">
      <style:text-properties style:font-name="Courier New" fo:font-size="11pt" style:font-name-asian="Courier New" style:font-size-asian="11pt" style:font-size-complex="11pt"/>
    </style:style>
    <style:style style:name="T15" style:family="text">
      <style:text-properties style:font-name="Courier New" fo:font-size="10.5pt" style:font-name-asian="Courier New" style:font-size-asian="10.5pt" style:language-asian="ja" style:country-asian="JP" style:font-size-complex="10.5pt"/>
    </style:style>
    <style:style style:name="T16" style:family="text">
      <style:text-properties style:font-name="Courier New" fo:font-size="10.5pt" style:font-name-asian="Courier New" style:font-size-asian="10.5pt" style:font-size-complex="10.5pt"/>
    </style:style>
    <style:style style:name="T17" style:family="text">
      <style:text-properties fo:font-weight="bold"/>
    </style:style>
    <style:style style:name="T18" style:family="text">
      <style:text-properties fo:font-style="italic"/>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はじめに</text:h>
      <text:p text:style-name="Standard"/>
      <text:p text:style-name="Standard"><text:span text:style-name="T1">本稿</text:span>はI2Cで通信できる機器向けのLinuxのカーネルドライバを作成する方法を解説する。</text:p>
      <text:p text:style-name="Standard"/>
      <text:p text:style-name="Standard"/>
      <text:h text:style-name="Heading_20_2" text:outline-level="2">機材について</text:h>
      <text:p text:style-name="Standard"/>
      <text:h text:style-name="Heading_20_3" text:outline-level="3">PandaBoard</text:h>
      <text:p text:style-name="Standard"/>
      <text:p text:style-name="Standard">本稿ではPandaBoardを開発ターゲット機として手順を説明する。PandaBoardは以下のサイトより入手できる。</text:p>
      <text:p text:style-name="Standard"/>
      <text:p text:style-name="Standard"><text:a xlink:type="simple" xlink:href="http://www.digikey.com/product-highlights/us/en/texas-instruments-pandaboard/686">http://www.digikey.com/product-highlights/us/en/texas-instruments-pandaboard/686</text:a></text:p>
      <text:p text:style-name="Standard"/>
      <text:p text:style-name="Standard">日本の代理店はレッドスター<text:span text:style-name="T1">が取り扱っている。</text:span></text:p>
      <text:p text:style-name="Standard"><text:a xlink:type="simple" xlink:href="http://www.redstar.co.jp/pb.htm">http://www.redstar.co.jp/pb.htm</text:a></text:p>
      <text:p text:style-name="Standard"/>
      <text:p text:style-name="Standard"/>
      <text:p text:style-name="Standard">相変わらずの円高基調のため、個人輸入のチャンス！<text:span text:style-name="T1">である。</text:span></text:p>
      <text:p text:style-name="Standard">納期が一定しないので、早めの対応が必要となる。</text:p>
      <text:p text:style-name="Standard">digikeyからの発送の場合、配送業者はUPSとなる。国内の運送業者ほど細かい再配達の依頼は受け付けてくれないので、提携のヤマト運輸に回送してもらうのが扱いやすい。(ただし、引渡しのため+1日かかる)</text:p>
      <text:p text:style-name="Standard"/>
      <text:p text:style-name="Standard"/>
      <text:h text:style-name="Heading_20_3" text:outline-level="3">KXP84-2050</text:h>
      <text:p text:style-name="Standard"/>
      <text:p text:style-name="Standard">本稿では Kionix KXP84-2050 という3軸加速度センサのドライバを作成する。</text:p>
      <text:p text:style-name="Standard"/>
      <text:p text:style-name="Standard"><text:a xlink:type="simple" xlink:href="http://akizukidenshi.com/catalog/g/gI-02347/">http://akizukidenshi.com/catalog/g/gI-02347/</text:a></text:p>
      <text:p text:style-name="Standard"/>
      <text:p text:style-name="Standard">秋葉原の秋月電子通商でブレイクアウトボードに載ったものが入手できる。ボードつきなので半田付けの作業に不慣れな読者にも扱いやすいパッケージである。</text:p>
      <text:p text:style-name="Standard"/>
      <text:h text:style-name="Heading_20_3" text:outline-level="3">配線部品など</text:h>
      <text:p text:style-name="Standard">基本的には上記２点の機材のみを扱うが、この2点を接続するための配線が必要になる。<text:line-break/>必要に応じて購入すれば良いが、筆者の環境で必要となったものを以下に挙げる。</text:p>
      <text:p text:style-name="Standard"/>
      <text:list xml:id="list37648058" text:style-name="L1">
        <text:list-item>
          <text:p text:style-name="P23">28(1x14)ピン ボックスヘッダ</text:p>
        </text:list-item>
        <text:list-item>
          <text:p text:style-name="P23">28(1x14)ピン ピンヘッダ</text:p>
        </text:list-item>
        <text:list-item>
          <text:p text:style-name="P23">1kΩ抵抗</text:p>
        </text:list-item>
        <text:list-item>
          <text:p text:style-name="P23">スズめっき線</text:p>
        </text:list-item>
        <text:list-item>
          <text:p text:style-name="P23">ユニバーサル基板 (2.54mmピッチ)</text:p>
        </text:list-item>
      </text:list>
      <text:p text:style-name="Standard"/>
      <text:h text:style-name="Heading_20_2" text:outline-level="2"><text:soft-page-break/>マニュアル・データシートなど</text:h>
      <text:p text:style-name="Standard"/>
      <text:p text:style-name="Standard">マニュアル類はWebから参照できる。<text:line-break/><text:line-break/>PandaBoard</text:p>
      <text:p text:style-name="Standard"><text:a xlink:type="simple" xlink:href="http://pandaboard.org/sites/default/files/board_reference/EA1/Panda_Board_Spec_REVEA1_04.pdf">http://pandaboard.org/sites/default/files/board_reference/EA1/Panda_Board_Spec_REVEA1_04.pdf</text:a></text:p>
      <text:p text:style-name="Standard"><text:line-break/>KXP84-2050<text:line-break/><text:a xlink:type="simple" xlink:href="http://www.kionix.com/accelerometers/accelerometer-KXP84.html">http://www.kionix.com/accelerometers/accelerometer-KXP84.html</text:a><text:line-break/><text:line-break/>秋月電子のページからも参照できる。<text:line-break/></text:p>
      <text:h text:style-name="Heading_20_2" text:outline-level="2">課題</text:h>
      <text:list xml:id="list37635183" text:style-name="L2">
        <text:list-item>
          <text:p text:style-name="P24">本章で挙げた機材を調達せよ。</text:p>
        </text:list-item>
        <text:list-item>
          <text:p text:style-name="P24">PandaBoardとKXP84-2050のマニュアル、データシートを読み、機能・仕様の概要を把握せよ。</text:p>
        </text:list-item>
      </text:list>
      <text:p text:style-name="Standard"/>
      <text:h text:style-name="Heading_20_1" text:outline-level="1">開発環境</text:h>
      <text:p text:style-name="Text_20_body"/>
      <text:p text:style-name="P1">本稿では開発環境としてUbuntu 11.10 を使用する。 (10.04 LTSではクロスコンパイル関係のパッケージが未収録のため不都合がある。確認は行っていないが、10.10以降であれば問題ないはずなのでその辺を適宜使用すること)<text:line-break/>必要となるパッケージは Androidの開発手順相当とarm向けのクロスコンパイルパッケージを導入する。</text:p>
      <text:p text:style-name="P1"/>
      <text:p text:style-name="P1">----書き途中----</text:p>
      <text:p text:style-name="P1"/>
      <text:h text:style-name="Heading_20_1" text:outline-level="1">PandaBoardの動作環境の整備</text:h>
      <text:p text:style-name="P1">まず、PandaBoardのMinimalFS(動作確認用システムイメージ)を導入する。<text:line-break/>MinimalFSの導入手順は以下のURL</text:p>
      <text:p text:style-name="P1"><text:a xlink:type="simple" xlink:href="http://www.omappedia.org/wiki/PandaBoard_Minimal-FS">http://www.omappedia.org/wiki/PandaBoard_Minimal-FS</text:a></text:p>
      <text:p text:style-name="P1"/>
      <text:p text:style-name="P1">----書き途中----</text:p>
      <text:p text:style-name="P1"/>
      <text:h text:style-name="Heading_20_1" text:outline-level="1">ベースラインの整備</text:h>
      <text:p text:style-name="Text_20_body"/>
      <text:h text:style-name="Heading_20_2" text:outline-level="2">カーネルソースの取得</text:h>
      <text:p text:style-name="Text_20_body">MinmalFS<text:span text:style-name="T1">で使っているカーネルのソースは以下のGitリポジトリから取得できる。Kernel.orgのLinuxのメインストリームではなく、OMAP4向けの対応を行っているリポジトリである。<text:line-break/></text:span></text:p>
      <text:p text:style-name="P1"><text:soft-page-break/>git://dev.omapzoom.org/pub/scm/integration/kernel-omap4.git</text:p>
      <text:p text:style-name="P1"/>
      <text:p text:style-name="P1">git clone を行ってリポジトリをローカルに複製する。 使用しているカーネルバージョンのL24.9 を指定して複製を実行する。</text:p>
      <text:p text:style-name="P1"/>
      <text:p text:style-name="P1">git clone git://dev.omapzoom.org/pub/scm/integration/kernel-omap4.git -b L24.9</text:p>
      <text:p text:style-name="P1">(時間がかかるので茶でも沸かして気長に待とう。)</text:p>
      <text:p text:style-name="P1"/>
      <text:p text:style-name="P1">L24.9からi2c_handsonという名前で作業用ブランチを派生させる。</text:p>
      <text:p text:style-name="P1"/>
      <text:p text:style-name="P1">Cd kernel-omap4<text:line-break/>git checkout -c i2c_handson</text:p>
      <text:p text:style-name="P1"/>
      <text:h text:style-name="Heading_20_2" text:outline-level="2">カーネルのコンパイル</text:h>
      <text:p text:style-name="P1">カーネルをコンパイルしてuImageを作成する。</text:p>
      <text:p text:style-name="P1"/>
      <text:p text:style-name="P1">make ARCH=arm CROSS_COMPILE=/opt/arm-2010q1/bin/arm-none-eabi- uImage</text:p>
      <text:p text:style-name="P1"/>
      <text:p text:style-name="P1">カーネルモジュールをコンパイルする。</text:p>
      <text:p text:style-name="P1"/>
      <text:p text:style-name="P1">make ARCH=arm CROSS_COMPILE=/opt/arm-2010q1/bin/arm-none-eabi- |modules</text:p>
      <text:p text:style-name="P1"/>
      <text:p text:style-name="P1">SDカード上のrootファイルシステムにコンパイルしたドライバをインストール。</text:p>
      <text:p text:style-name="P1"/>
      <text:p text:style-name="P1">sudo Make ARCH=arm CROSS_COMPILE=/opt/arm-2010q1/bin/arm-none-eabi- <text:s/>INSTALL_MOD_PATH=/media/rootfs/ modules_install </text:p>
      <text:p text:style-name="P1"/>
      <text:p text:style-name="P1">SDカード上のbootファイルシステムにコンパイルしたuImageをインストール。(既存のものを上書き)</text:p>
      <text:p text:style-name="P1"/>
      <text:p text:style-name="P1">sudo cp -rf arch/arm/boot/uImage /media/boot</text:p>
      <text:p text:style-name="P1"/>
      <text:p text:style-name="P1">SDカードをアンマウント</text:p>
      <text:p text:style-name="P1"/>
      <text:p text:style-name="P1">umount /media/boot</text:p>
      <text:p text:style-name="P1">umount /media/rootfs</text:p>
      <text:p text:style-name="P1"/>
      <text:p text:style-name="P1"><text:soft-page-break/>新しいカーネル(自前でコンパイルしたMinimalFSに組み込まれているものと同一のカーネル)を書き込んだSDカードでPandaBoardを起動して、シリアルのコンソールが起動すれば確認は完了である。このソースをベースにして、ドライバ開発を行っていく。</text:p>
      <text:p text:style-name="P1"/>
      <text:h text:style-name="Heading_20_2" text:outline-level="2">課題</text:h>
      <text:p text:style-name="Text_20_body"/>
      <text:list xml:id="list37652548" text:style-name="L3">
        <text:list-item>
          <text:p text:style-name="P11">MinimalFS<text:span text:style-name="T1">で使用しているカーネルはL24.9のバージョンを使用しているが、より新しいバージョンのカーネルでも同様の作業を試してみよ。</text:span></text:p>
        </text:list-item>
      </text:list>
      <text:p text:style-name="P1"/>
      <text:p text:style-name="P1"/>
      <text:h text:style-name="P22" text:outline-level="1">Hello 'kernel' world!</text:h>
      <text:p text:style-name="P1"/>
      <text:p text:style-name="P1">単刀直入にコードから入ろう。</text:p>
      <text:p text:style-name="P1"/>
      <text:p text:style-name="P13">-------- hello.c ----------------------</text:p>
      <text:p text:style-name="P13">#include &lt;linux/init.h&gt;</text:p>
      <text:p text:style-name="P13">#include &lt;linux/module.h&gt;</text:p>
      <text:p text:style-name="P13">#include &lt;linux/fs.h&gt;</text:p>
      <text:p text:style-name="P13"/>
      <text:p text:style-name="P13">MODULE_LICENSE("GPL");</text:p>
      <text:p text:style-name="P13">MODULE_AUTHOR(“Module Author”);</text:p>
      <text:p text:style-name="P13"/>
      <text:p text:style-name="P13">static int hello_init(void) { </text:p>
      <text:p text:style-name="P13"><text:s text:c="8"/>printk(KERN_ALERT "hello \'kernek\' world!\n");</text:p>
      <text:p text:style-name="P13"><text:s text:c="8"/>return 0;</text:p>
      <text:p text:style-name="P13">}</text:p>
      <text:p text:style-name="P13"/>
      <text:p text:style-name="P13">static void hello_exit(void) { </text:p>
      <text:p text:style-name="P13"><text:s text:c="8"/>printk(KERN_ALERT "Goodbye, kernel world.\n");</text:p>
      <text:p text:style-name="P13">}</text:p>
      <text:p text:style-name="P13"/>
      <text:p text:style-name="P13">module_init(hello_init);</text:p>
      <text:p text:style-name="P13">module_exit(hello_exit);</text:p>
      <text:p text:style-name="P13">------------------------------</text:p>
      <text:p text:style-name="P13"/>
      <text:p text:style-name="P13">----------- Makefile ---------</text:p>
      <text:p text:style-name="P13"><text:soft-page-break/>obj-m<text:tab/>:=<text:tab/>hello.o</text:p>
      <text:p text:style-name="P13">-------------------------------</text:p>
      <text:p text:style-name="P13"/>
      <text:p text:style-name="P13">上の2つのファイルを作成して、 makeを実行する。</text:p>
      <text:p text:style-name="P13"/>
      <text:p text:style-name="P13">make ARCH=arm CROSS_COMPILE=/opt/arm-2010q1/bin/arm-none-eabi- -C ~/panda/kernel-omap4/ M=`pwd`</text:p>
      <text:p text:style-name="P13"/>
      <text:p text:style-name="P13">'-C' オプションで kernelのソースツリーに移動してMakefileを読み込んで実行するが、KernelのMakefileの中で、変数Mのディレクトリに移動してmakeを実行しようとする。すなわち、LinuxのMakefileを定義を一通り読み込んだのち、このディレクトリに戻ってMakefileを実行するような仕掛けとなっている。</text:p>
      <text:p text:style-name="P13"/>
      <text:p text:style-name="P13">makeが完了すると、hello.koというファイルが出来てる。これに対して</text:p>
      <text:p text:style-name="P13">modinfo ./hello.ko</text:p>
      <text:p text:style-name="P13">とすると、カーネルモジュールの情報を確認できる。これが通れば一応カーネルモジュールとしての体裁は整っていることが確認できる。<text:line-break/><text:line-break/>このファイルをSDカードに格納する。</text:p>
      <text:p text:style-name="P13">sudo cp ./hello.ko /media/rootfs/home/root</text:p>
      <text:p text:style-name="P13"/>
      <text:p text:style-name="P13">再度、このSDカードにてPandaBoardを起動し、コンソールより</text:p>
      <text:p text:style-name="P13">insmod /home/root/hello.ko</text:p>
      <text:p text:style-name="P13">と実行する。これでhello.koのモジュールがカーネルに組み込まれる。printkで出力されるログはdmesgで見ることが出来る。</text:p>
      <text:p text:style-name="P13">dmesg | tail -3</text:p>
      <text:p text:style-name="P13">などとすると、プログラムのhello_init関数で入力した</text:p>
      <text:p text:style-name="P13">Hello 'kernel' world!</text:p>
      <text:p text:style-name="P13">の文字が見えるはずである。</text:p>
      <text:p text:style-name="P13">Insmodで組み込んだモジュールはrmmodで取り外すことができる。</text:p>
      <text:p text:style-name="P13">Rmmod hello.ko</text:p>
      <text:p text:style-name="P13">として、再度</text:p>
      <text:p text:style-name="P13">dmesg | tail -3</text:p>
      <text:p text:style-name="P13">と実行すると、今度はhello_exit関数で出力している</text:p>
      <text:p text:style-name="P13">Goodbye, kernel world.</text:p>
      <text:p text:style-name="P13">の文字が見える。</text:p>
      <text:p text:style-name="P13"/>
      <text:h text:style-name="Heading_20_2" text:outline-level="2">課題</text:h>
      <text:list xml:id="list39350718" text:style-name="L4">
        <text:list-item>
          <text:p text:style-name="P18">Linux<text:span text:style-name="T1">がモジュールをロードするとき、udevという仕組みを通じて通知が行われる。 コンソールから<text:line-break/></text:span><text:soft-page-break/><text:span text:style-name="T1">udevadm monitor &amp; と実行したのちに、モジュールのロード・アンロードを行い、どのようなイベントが発生しているのかを確認せよ。</text:span></text:p>
        </text:list-item>
        <text:list-item>
          <text:p text:style-name="P18"><text:span text:style-name="T1">Linuxの構成情報は/sysのファイルから覗くことができる。 /sys/module の中を調べ、モジュールのロード前と後でどのように変化するかを確認せよ。</text:span></text:p>
        </text:list-item>
        <text:list-item>
          <text:p text:style-name="P4">モジュールをビルドする際に生成される hello.mod.c や nm hello.ko の結果、コンパイルの実行コマンド (makeに V=1 と与えることで冗長モードとなる)を見て、hello.koの構造を確認せよ。</text:p>
        </text:list-item>
      </text:list>
      <text:p text:style-name="P1"/>
      <text:p text:style-name="P1"/>
      <text:h text:style-name="Heading_20_1" text:outline-level="1">カーネルツリーへのソース組み込み</text:h>
      <text:p text:style-name="P1">前章で行ったように、ドライバモジュールのコンパイルはカーネルツリーの配下でなくとも実施できるが、将来的にカーネルにコミットするべく、カーネルツリーの配下でビルドできるようにファイルを配置してビルド環境を整備する。</text:p>
      <text:p text:style-name="P1"/>
      <text:p text:style-name="P1">作成するのはドライバであるから、一義的にはdriversのディレクトリに入ることになる。本稿でターゲットとしているのは加速度センサであるが、drivers配下のサブディレクトリにはあまり収まりの良い分類がないので、独自にディレクトリを作って格納することにする。</text:p>
      <text:p text:style-name="P1"/>
      <text:p text:style-name="P1">Mkdir ~/panda/kernel-omap4/drivers/kxp84</text:p>
      <text:p text:style-name="P1"/>
      <text:p text:style-name="P1">drivers直下にはMakefileとKconfigのファイルがあり、これがサブディレクトリにあるMakefileとKconfigをそれぞれ再帰的に読み込む構造になっている。したがって、新たに追加したkxp84のディレクトリにこれらのファイルを作成し、それを読み込む必要がある。それぞれdrivers/Kconfigとdrivers/Makefileを以下の差分のように編集する。</text:p>
      <text:p text:style-name="P1"/>
      <text:p text:style-name="P14">diff --git a/drivers/Kconfig b/drivers/Kconfig</text:p>
      <text:p text:style-name="P14">index 260a07c..4be6a01 100644</text:p>
      <text:p text:style-name="P14">--- a/drivers/Kconfig</text:p>
      <text:p text:style-name="P14">+++ b/drivers/Kconfig</text:p>
      <text:p text:style-name="P14">@@ -114,4 +114,6 @@ source "drivers/platform/Kconfig"</text:p>
      <text:p text:style-name="P14"><text:s/></text:p>
      <text:p text:style-name="P14"><text:s/>source "drivers/dsp/syslink/Kconfig"</text:p>
      <text:p text:style-name="P14"><text:s/></text:p>
      <text:p text:style-name="P16">+source "drivers/kxp84/Kconfig"</text:p>
      <text:p text:style-name="P16">+</text:p>
      <text:p text:style-name="P14"><text:s/>endmenu</text:p>
      <text:p text:style-name="P14">diff --git a/drivers/Makefile b/drivers/Makefile</text:p>
      <text:p text:style-name="P14">index 0b32406..4449ba1 100644</text:p>
      <text:p text:style-name="P14">--- a/drivers/Makefile</text:p>
      <text:p text:style-name="P14">+++ b/drivers/Makefile</text:p>
      <text:p text:style-name="P14">@@ -122,3 +122,4 @@ obj-$(CONFIG_OMAP_DEVICE_HANDLER) <text:s text:c="2"/>+= dsp/syslink/devh/</text:p>
      <text:p text:style-name="P14"><text:s/>obj-$(CONFIG_OMAP_DEVICE_HANDLER) <text:s text:c="5"/>+= dsp/syslink/devh/44xx/</text:p>
      <text:p text:style-name="P14"><text:s/>obj-$(CONFIG_DMM_OMAP) <text:s text:c="8"/>+= media/</text:p>
      <text:p text:style-name="P14"><text:soft-page-break/><text:s/>obj-$(CONFIG_TILER_OMAP) <text:s text:c="14"/>+= media/</text:p>
      <text:p text:style-name="P16">+obj-$(CONFIG_KXP84) <text:s text:c="11"/>+= kxp84/</text:p>
      <text:p text:style-name="P14"/>
      <text:p text:style-name="Text_20_body">Kconfig<text:span text:style-name="T1">はLinuxのconfigシステムを構成するファイルだ。通常、Linuxカーネルをビルドする際には</text:span></text:p>
      <text:p text:style-name="Text_20_body"><text:span text:style-name="T1">make xconfig</text:span></text:p>
      <text:p text:style-name="P1">のように、カーネルの設定メニューからコンフィグレーションを行う。この設定メニューで使用されるのがKconfigのファイルである。<text:line-break/>ここでは、Linuxのドライバの一般的な選択肢である、モジュールとしてコンパイルするか、カーネルに組み込むか、コンパイルしないかの三択ができるように設定する。</text:p>
      <text:p text:style-name="P1"/>
      <text:p text:style-name="P13">------------- drivers/kxp84/Kconfig -------------</text:p>
      <text:p text:style-name="P13">menuconfig KXP84</text:p>
      <text:p text:style-name="P13"><text:s text:c="8"/>tristate "kxp84 accelaration sensor driver."</text:p>
      <text:p text:style-name="P13"><text:s text:c="8"/>---help---</text:p>
      <text:p text:style-name="P13"><text:s text:c="10"/>kxp84 accelaration sensor driver.</text:p>
      <text:p text:style-name="P13">-------------------------------------------------</text:p>
      <text:p text:style-name="P13"/>
      <text:p text:style-name="Standard">menuconfig <text:span text:style-name="T1">に続くシンボル名でMakefileの設定項目 CONFIG-[シンボル名]が生成される。このKconfigの場合はCONFIG-KXP84という定義が生成される。</text:span></text:p>
      <text:p text:style-name="Standard">tristate<text:span text:style-name="T1">の指定でドライバのコンパイル指定の[Y/M/N]の三択の項目がメニューに現れる。</text:span></text:p>
      <text:p text:style-name="Standard"><text:span text:style-name="T1"/></text:p>
      <text:p text:style-name="Standard"><text:span text:style-name="T1">Makefileはシンプルに以下のようになる。</text:span></text:p>
      <text:p text:style-name="Standard"><text:span text:style-name="T1"/></text:p>
      <text:p text:style-name="Text_20_body"><text:span text:style-name="T4">------------- drivers/kxp84/Makefile ------------</text:span></text:p>
      <text:p text:style-name="Text_20_body"><text:span text:style-name="T4">obj-$(CONFIG_KXP84) <text:s text:c="12"/>+= kxp84.o</text:span></text:p>
      <text:p text:style-name="P13">-------------------------------------------------</text:p>
      <text:p text:style-name="Text_20_body"/>
      <text:p text:style-name="P12">$(CONFIG_KXP84)<text:span text:style-name="T1">はyかmか未定義になるので、y,mの場合はそれぞれ'obj-y','obj-m'という長いターゲットのリストに追加される。'obj-'はビルドのターゲットにされないのでコンパイルは行われない。(前章で作成したMakefileと比較せよ)</text:span></text:p>
      <text:p text:style-name="Text_20_body"><text:span text:style-name="T1"/></text:p>
      <text:h text:style-name="Heading_20_2" text:outline-level="2">課題</text:h>
      <text:list xml:id="list40245552" text:style-name="L5">
        <text:list-item>
          <text:p text:style-name="P5">make menuconfig, make xconfig などを実行し、追加した設定メニューが現れることを確認せよ。</text:p>
        </text:list-item>
        <text:list-item>
          <text:p text:style-name="P19"><text:span text:style-name="T1">前章で作成したソースを参照して、空のドライバであるkxp84.koを生成するkxp84.cをdrivers/kxp84のディレクトリに作成せよ。</text:span></text:p>
        </text:list-item>
        <text:list-item>
          <text:p text:style-name="P5">make menuconfig, make xconfigからKXP84をカーネル組み込み(モジュールではなく)として設定し、uImageを作成せよ。</text:p>
        </text:list-item>
        <text:list-item>
          <text:p text:style-name="P5">作成したuImageをSDカードに書き込み、insmod,rmmodで何が起きるかを調べよ。</text:p>
        </text:list-item>
        <text:list-item>
          <text:p text:style-name="P5">LinuxカーネルのDocumentation/kbuild以下の文書を読み、Kconfig,Makefileへの理解を深めよ。</text:p>
        </text:list-item>
      </text:list>
      <text:p text:style-name="P1"><text:soft-page-break/></text:p>
      <text:h text:style-name="Heading_20_1" text:outline-level="1">PandaBoardの構成<text:span text:style-name="T1">定義</text:span></text:h>
      <text:p text:style-name="Text_20_body"><text:span text:style-name="T1"/></text:p>
      <text:p text:style-name="Text_20_body"><text:span text:style-name="T1">PandaBoardのボード初期化の処理にi2cデバイスの定義を追加する。複雑な処理の一部なので、詳細は割愛する。</text:span></text:p>
      <text:p text:style-name="Text_20_body"><text:span text:style-name="T1"/></text:p>
      <text:p text:style-name="P15"><text:span text:style-name="T1">diff --git a/arch/arm/mach-omap2/board-omap4panda.c b/arch/arm/mach-omap2/board-omap4panda.c</text:span></text:p>
      <text:p text:style-name="P15"><text:span text:style-name="T1">index 4f0ebd7..0e7d9a0 100644</text:span></text:p>
      <text:p text:style-name="P15"><text:span text:style-name="T1">--- a/arch/arm/mach-omap2/board-omap4panda.c</text:span></text:p>
      <text:p text:style-name="P15"><text:span text:style-name="T1">+++ b/arch/arm/mach-omap2/board-omap4panda.c</text:span></text:p>
      <text:p text:style-name="P15"><text:span text:style-name="T1">@@ -456,7 +456,14 @@ static struct i2c_board_info __initdata panda_i2c_boardinfo[] = {</text:span></text:p>
      <text:p text:style-name="P15"><text:span text:style-name="T1"><text:s/><text:tab/>},</text:span></text:p>
      <text:p text:style-name="P15"><text:span text:style-name="T1"><text:s/>};</text:span></text:p>
      <text:p text:style-name="P15"><text:span text:style-name="T1"><text:s/></text:span></text:p>
      <text:p text:style-name="P17"><text:span text:style-name="T1">+static struct i2c_board_info __initdata panda_i2c4_boardinfo[] = {</text:span></text:p>
      <text:p text:style-name="P17"><text:span text:style-name="T1">+<text:tab/>{</text:span></text:p>
      <text:p text:style-name="P17"><text:span text:style-name="T1">+<text:tab/><text:tab/>I2C_BOARD_INFO("kxp84", 0x18),</text:span></text:p>
      <text:p text:style-name="P17"><text:span text:style-name="T1">+<text:tab/>},</text:span></text:p>
      <text:p text:style-name="P17"><text:span text:style-name="T1">+};</text:span></text:p>
      <text:p text:style-name="P17"><text:span text:style-name="T1">+</text:span></text:p>
      <text:p text:style-name="P15"><text:span text:style-name="T1"><text:s/>static struct omap_i2c_bus_board_data __initdata panda_i2c_bus_pdata;</text:span></text:p>
      <text:p text:style-name="P15"><text:span text:style-name="T1">+static struct omap_i2c_bus_board_data __initdata panda_i2c4_bus_pdata;</text:span></text:p>
      <text:p text:style-name="P15"><text:span text:style-name="T1"><text:s/>static void __init omap_i2c_hwspinlock_init(int bus_id,</text:span></text:p>
      <text:p text:style-name="P15"><text:span text:style-name="T1"><text:s/><text:tab/><text:tab/>unsigned int spinlock_id, struct omap_i2c_bus_board_data *pdata)</text:span></text:p>
      <text:p text:style-name="P15"><text:span text:style-name="T1"><text:s/>{</text:span></text:p>
      <text:p text:style-name="P15"><text:span text:style-name="T1">@@ -475,6 +482,10 @@ static int __init omap4_i2c_init(void)</text:span></text:p>
      <text:p text:style-name="P15"><text:span text:style-name="T1"><text:s/><text:tab/>/* Phoenix Audio IC needs I2C1 to start with 400 KHz and less */</text:span></text:p>
      <text:p text:style-name="P15"><text:span text:style-name="T1"><text:s/><text:tab/>omap_register_i2c_bus(1, 400, &amp;panda_i2c_bus_pdata,</text:span></text:p>
      <text:p text:style-name="P15"><text:span text:style-name="T1"><text:s/><text:tab/><text:tab/>panda_i2c_boardinfo, ARRAY_SIZE(panda_i2c_boardinfo));</text:span></text:p>
      <text:p text:style-name="P15"><text:span text:style-name="T1">+</text:span></text:p>
      <text:p text:style-name="P17"><text:span text:style-name="T1">+<text:tab/>omap_i2c_hwspinlock_init(4, 0, &amp;panda_i2c4_bus_pdata);</text:span></text:p>
      <text:p text:style-name="P17"><text:span text:style-name="T1">+<text:tab/>omap_register_i2c_bus(4, 400, &amp;panda_i2c4_bus_pdata,</text:span></text:p>
      <text:p text:style-name="P17"><text:span text:style-name="T1">+<text:tab/><text:tab/>panda_i2c4_boardinfo, ARRAY_SIZE(panda_i2c4_boardinfo));</text:span></text:p>
      <text:p text:style-name="P15"><text:span text:style-name="T1"><text:s/><text:tab/>return 0;</text:span></text:p>
      <text:p text:style-name="P15"><text:span text:style-name="T1"><text:s/>}</text:span></text:p>
      <text:p text:style-name="P15"><text:span text:style-name="T1"><text:s/></text:span></text:p>
      <text:p text:style-name="P15"><text:span text:style-name="T1"/></text:p>
      <text:p text:style-name="P1">ここでは、PandaBoardに4つあるi2cバスのうち1つ(i2c-1)しか登録していなかったものを、拡張コネクタに出ているi2c-4を400kbpsの通信スピードで登録している。i2c-4にぶら下がるデバイスの情報も一緒に渡しており、i2cのアドレス0x18に”kxp84”という名前のドライバが必要になるという情報を与えている。</text:p>
      <text:p text:style-name="P1"/>
      <text:h text:style-name="Heading_20_2" text:outline-level="2"><text:soft-page-break/>課題</text:h>
      <text:list xml:id="list40611673" text:style-name="L6">
        <text:list-item>
          <text:p text:style-name="P6">本章の修正を適用したuImageを作成し、動作を観察せよ。特に、dmesgでi2cの起動が行われている箇所、/sys/bus/i2c配下に見える情報に注意せよ。</text:p>
        </text:list-item>
        <text:list-item>
          <text:p text:style-name="P20"><text:span text:style-name="T1">本稿では詳細には立ち入らないが、本章で見た処理はLinuxのドライバモデルの一部である。Documentation/driver-model/overview.txt, Documentation/driver-model/bus.txt を読み、bus,driverとdeviceの関係を調べよ。</text:span></text:p>
        </text:list-item>
      </text:list>
      <text:p text:style-name="Text_20_body"><text:span text:style-name="T1"/></text:p>
      <text:h text:style-name="Heading_20_1" text:outline-level="1"><text:span text:style-name="T1">i2cバスへのドライバの登録</text:span></text:h>
      <text:p text:style-name="Text_20_body"><text:span text:style-name="T1"/></text:p>
      <text:p text:style-name="Text_20_body"><text:span text:style-name="T1">I2cのバスにドライバを関連付けるためにモジュールの初期化時に i2c_add_driver 関数を呼ぶようにする。i2c_driver構造体の中でドライバ名(.driver.name)を文字列で指定している。このドライバ名をキーにして、前章で定義した、バスの構成で指定されるドライバ名と照合して、デバイスの検索が実行される。<text:line-break/>デバイスの検索が行われるときには、i2c_driver構造体の中の関数ポインタprobeがコールバックされる。この関数が0以上の値を返すとデバイスが削除されるまでハンドルを維持し続ける。</text:span></text:p>
      <text:p text:style-name="Text_20_body"><text:span text:style-name="T1"/></text:p>
      <text:p text:style-name="P14">-------- kxp84.c ----------------------</text:p>
      <text:p text:style-name="P14">#include &lt;linux/init.h&gt;</text:p>
      <text:p text:style-name="P14">#include &lt;linux/module.h&gt;</text:p>
      <text:p text:style-name="P14">#include &lt;linux/fs.h&gt;</text:p>
      <text:p text:style-name="P14"/>
      <text:p text:style-name="P14">MODULE_LICENSE("GPL");</text:p>
      <text:p text:style-name="P14">MODULE_AUTHOR(“i2c_handson”);</text:p>
      <text:p text:style-name="P14"/>
      <text:p text:style-name="P14">#define DEVICENAME_KXP84 "kxp84"</text:p>
      <text:p text:style-name="P14">#define KXP84_ID <text:s text:c="7"/>BIT(0)</text:p>
      <text:p text:style-name="P14"/>
      <text:p text:style-name="P14">static int kxp84_probe(struct i2c_client* client, const struct i2c_device_id* id);</text:p>
      <text:p text:style-name="P14"/>
      <text:p text:style-name="P14">static int kxp84_remove(struct i2c_client* client);</text:p>
      <text:p text:style-name="P14"/>
      <text:p text:style-name="P14">static const struct i2c_device_id kxp84_ids[] = {</text:p>
      <text:p text:style-name="P14"><text:s text:c="8"/>{ "kxp84", KXP84_ID},</text:p>
      <text:p text:style-name="P14"><text:s text:c="8"/>{},</text:p>
      <text:p text:style-name="P14">};</text:p>
      <text:p text:style-name="P14"/>
      <text:p text:style-name="P14">MODULE_DEVICE_TABLE(i2c, kxp84_ids);</text:p>
      <text:p text:style-name="P14">static struct i2c_driver kxp84_driver = {</text:p>
      <text:p text:style-name="P14"><text:s text:c="8"/>.driver = {</text:p>
      <text:p text:style-name="P14"><text:s text:c="16"/>.name <text:s text:c="2"/>= DEVICENAME_KXP84,</text:p>
      <text:p text:style-name="P14"><text:s text:c="16"/>.owner <text:s/>= THIS_MODULE,</text:p>
      <text:p text:style-name="P14"><text:s text:c="8"/>}, <text:s text:c="5"/></text:p>
      <text:p text:style-name="P14"><text:s text:c="8"/>.id_table <text:s text:c="6"/>= kxp84_ids,</text:p>
      <text:p text:style-name="P14"><text:soft-page-break/><text:s text:c="8"/>.probe <text:s text:c="9"/>= kxp84_probe,</text:p>
      <text:p text:style-name="P14"><text:s text:c="8"/>.remove <text:s text:c="8"/>= __devexit_p(kxp84_remove),</text:p>
      <text:p text:style-name="P14">};</text:p>
      <text:p text:style-name="P14"/>
      <text:p text:style-name="P14">static int __devinit kxp84_probe(struct i2c_client* client, const struct i2c_device_id* id) {</text:p>
      <text:p text:style-name="P14"><text:s text:c="8"/>printk(KERN_WARNING "kxp84_probe\n");</text:p>
      <text:p text:style-name="P14"><text:s text:c="8"/>return 0;</text:p>
      <text:p text:style-name="P14">}</text:p>
      <text:p text:style-name="P14"/>
      <text:p text:style-name="P14">static int __devexit kxp84_remove(struct i2c_client* client) {</text:p>
      <text:p text:style-name="P14"><text:s text:c="8"/>printk(KERN_WARNING "kxp84_remove\n");</text:p>
      <text:p text:style-name="P14"><text:s text:c="8"/>return 0;</text:p>
      <text:p text:style-name="P14">}</text:p>
      <text:p text:style-name="P14"/>
      <text:p text:style-name="P14">static int kxp84_init(void) { </text:p>
      <text:p text:style-name="P14"><text:s text:c="8"/>printk(KERN_ALERT "kxp84_init\n");</text:p>
      <text:p text:style-name="P14"><text:s text:c="8"/>return i2c_add_driver(&amp;kxp84_driver);</text:p>
      <text:p text:style-name="P14">}</text:p>
      <text:p text:style-name="P14"/>
      <text:p text:style-name="P14">static void kxp84_exit(void) { </text:p>
      <text:p text:style-name="P14"><text:s text:c="8"/>printk(KERN_ALERT "kxp84_exit\n");</text:p>
      <text:p text:style-name="P14"><text:s text:c="8"/>i2c_del_driver(&amp;kxp84_driver);</text:p>
      <text:p text:style-name="P14">}</text:p>
      <text:p text:style-name="P14"/>
      <text:p text:style-name="P14">module_init(kxp84_init);</text:p>
      <text:p text:style-name="P14">module_exit(kxp84_exit);</text:p>
      <text:p text:style-name="P14"><text:span text:style-name="T1">------------------------------</text:span></text:p>
      <text:p text:style-name="Text_20_body"/>
      <text:h text:style-name="Heading_20_2" text:outline-level="2">課題</text:h>
      <text:list xml:id="list41411620" text:style-name="L7">
        <text:list-item>
          <text:p text:style-name="P7">掲出のコードをコンパイルし、動作させたときのログを確認せよ。可能であれば前章で変更した、バスの登録処理の周りにもログを出力し、動作を確認せよ。また、probe関数で0以下の値を返したときの動作も確認せよ。</text:p>
        </text:list-item>
      </text:list>
      <text:p text:style-name="Text_20_body"><text:span text:style-name="T1"/></text:p>
      <text:h text:style-name="Heading_20_1" text:outline-level="1">デバイスファイルの作成</text:h>
      <text:p text:style-name="P1">前章までのプログラムで、ドライバとシステムの関連付けは一通り設定が行えた。一般的にドライバはユーザープログラムに対する入出力が必要になるので、その媒介を行うインターフェースを作る必要がある。Linuxではファイルシステム上の/dev配下にデバイスファイルというものを作って、そこに対する入出力でカーネルとのデータのやり取りを行う。Linuxカーネルにはこのデバイスファイルの作成を容易に行う、miscデバイスという仕組みがあるので、これを使ってデバイスファイルの作成を行う。</text:p>
      <text:p text:style-name="P1"/>
      <text:p text:style-name="P14">---------------------------------------------------</text:p>
      <text:p text:style-name="P14"><text:soft-page-break/>static struct miscdevice misc_kxp84_dev = {</text:p>
      <text:p text:style-name="P14"><text:s text:c="8"/>.minor <text:s/>= MISC_DYNAMIC_MINOR,</text:p>
      <text:p text:style-name="P14"><text:s text:c="8"/>.name <text:s text:c="2"/>= "kxp84",</text:p>
      <text:p text:style-name="P14">};</text:p>
      <text:p text:style-name="P14"/>
      <text:p text:style-name="P14">static int __devinit kxp84_probe(struct i2c_client* client, const struct i2c_device_id* id) {</text:p>
      <text:p text:style-name="P14"><text:s text:c="8"/>int err;</text:p>
      <text:p text:style-name="P14"><text:s text:c="8"/>printk(KERN_WARNING "kxp84_probe\n");</text:p>
      <text:p text:style-name="P14"><text:s text:c="8"/>err = misc_register(&amp;misc_kxp84_dev);</text:p>
      <text:p text:style-name="P14"><text:s text:c="8"/>return err;</text:p>
      <text:p text:style-name="P14">}</text:p>
      <text:p text:style-name="P14"/>
      <text:p text:style-name="P14">static int __devexit kxp84_remove(struct i2c_client* client) {</text:p>
      <text:p text:style-name="P14"><text:s text:c="8"/>int err;</text:p>
      <text:p text:style-name="P14"><text:s text:c="8"/>printk(KERN_WARNING "kxp84_remove\n");</text:p>
      <text:p text:style-name="P14"><text:s text:c="8"/>err = misc_deregister(&amp;misc_kxp84_dev);</text:p>
      <text:p text:style-name="P14"><text:s text:c="8"/>return err;</text:p>
      <text:p text:style-name="P14">}</text:p>
      <text:p text:style-name="P14">-------------------------------------------------</text:p>
      <text:p text:style-name="P14"/>
      <text:p text:style-name="P14"/>
      <text:p text:style-name="P1">ソースは前章から変更のある定義を記載している。 <text:span text:style-name="T6">Miscdevice構造体の.minorにはMISC_DYNAMIC_MINORを指定してあり、適当な値が割り振られる。.nameに指定している文字列は/dev/配下に作成されるファイル名となる。デバイスファイルは文字通りデバイスと対応するものであるので、probe関数でデバイスが割り当てられたときにmisc_register関数の呼び出しで作成し、removeでデバイスが削除されるときにmisc_deregisterの呼び出しで破棄する。（ドライバとデバイスファイルが対応するのではない。）</text:span></text:p>
      <text:p text:style-name="P1"><text:span text:style-name="T6"/></text:p>
      <text:h text:style-name="Heading_20_2" text:outline-level="2">課題</text:h>
      <text:list xml:id="list41600177" text:style-name="L8">
        <text:list-item>
          <text:p text:style-name="P8">掲出のコードをコンパイルし、動作を確認せよ。/dev/kxp84が作成されていることを確認すること。</text:p>
        </text:list-item>
        <text:list-item>
          <text:p text:style-name="P8">Ls -l /dev/kxp84を実行せよ。</text:p>
        </text:list-item>
        <text:list-item>
          <text:p text:style-name="P8">/sys/devices/virtual/misc配下と/sys/class/misc配下を調査し、このドライバが呼び出したmisc_registerがどのように反映されているかを調べよ。</text:p>
        </text:list-item>
        <text:list-item>
          <text:p text:style-name="P8">このmiscデバイスはLinuxのドライバモデルのclassの部分を隠蔽している。Drivers/char/misc.cの実装やDocumentation/driver-model/class.txtを読んで理解を深めよ。</text:p>
        </text:list-item>
      </text:list>
      <text:p text:style-name="P1"/>
      <text:p text:style-name="P1"/>
      <text:h text:style-name="Heading_20_2" text:outline-level="2">ドライバ機能の設計・実装</text:h>
      <text:p text:style-name="P1">前章までのプログラムで、ようやくドライバの「外側」の部分の作成が終わった。この先はドライバ本来の機能、デバイスを制御する実装を行っていく。<text:line-break/>I2cのドライバの動作は基本的には単純な通信である。２つの関数 i2c_master_send, i2c_master_recvで送信・受信を行う。これをデバイスファイルとの適当なインターフェースに基づいて行えばよい。<text:line-break/><text:line-break/></text:p>
      <text:p text:style-name="Text_20_body"><text:soft-page-break/><text:span text:style-name="T1">デバイスファイルの使い方にはいくつかやり方があるが、ここでは柔軟に動作を決められるioctlを使用する。<text:line-break/>ユーザープログラムからのioctlのインターフェースはシステムコールのioctlを呼び出して行う。<text:line-break/></text:span></text:p>
      <text:p text:style-name="Text_20_body"><text:span text:style-name="T1">定義は以下のようになっており、第一引数のintはファイルディスクリプタである。第二引数はドライバが決めるコマンドの定数値、可変長引数がパラメータである。<text:line-break/><text:line-break/></text:span><text:span text:style-name="T12">int ioctl(int </text:span><text:span text:style-name="T11">d</text:span><text:span text:style-name="T12">, int </text:span><text:span text:style-name="T11">request</text:span><text:span text:style-name="T12">,...);</text:span><text:bookmark text:name="lbAD"/></text:p>
      <text:p text:style-name="P1"/>
      <text:p text:style-name="P1">使い方としては以下のような形式になる。</text:p>
      <text:p text:style-name="P1"/>
      <text:p text:style-name="P25">int fd = open(“/dev/kxp84”, O_RDRW);</text:p>
      <text:p text:style-name="P25">ioctl(fd, CMD_ID, param0, param1);</text:p>
      <text:p text:style-name="P1"/>
      <text:p text:style-name="P1">このような形式でデバイスを操作できるようにドライバを実装していく。</text:p>
      <text:p text:style-name="P1"/>
      <text:p text:style-name="P14">-----------------------------------------------------------------------------</text:p>
      <text:p text:style-name="P14">#define KXP84_IOC_MAGIC 'k'</text:p>
      <text:p text:style-name="P14">#define KXP84_IOC_READ_X _IOR(KXP84_IOC_MAGIC, 0, int)</text:p>
      <text:p text:style-name="P14">#define KXP84_REG_XOUT_H 0x00</text:p>
      <text:p text:style-name="P14">#define KXP84_REG_XOUT_L 0x01</text:p>
      <text:p text:style-name="P14"/>
      <text:p text:style-name="P14">static const char KXP84_CMD_READ_X[] = { KXP84_REG_XOUT_H , KXP84_REG_XOUT_L };</text:p>
      <text:p text:style-name="P14"/>
      <text:p text:style-name="P14">static int kxp84_ioctl(struct inode *inode, struct file *filp,</text:p>
      <text:p text:style-name="P14"><text:s text:c="24"/>unsigned int cmd, unsigned long arg);</text:p>
      <text:p text:style-name="P14"/>
      <text:p text:style-name="P14">static struct miscdevice misc_kxp84_dev = {</text:p>
      <text:p text:style-name="P14"><text:s text:c="8"/>.minor <text:s/>= MISC_DYNAMIC_MINOR,</text:p>
      <text:p text:style-name="P14"><text:s text:c="8"/>.name <text:s text:c="2"/>= "kxp84",</text:p>
      <text:p text:style-name="P14"><text:s text:c="8"/>.fops <text:s text:c="2"/>= &amp;kxp84_fops,</text:p>
      <text:p text:style-name="P14">};</text:p>
      <text:p text:style-name="P14"/>
      <text:p text:style-name="P14">static int kxp84_ioctl(struct inode *inode, struct file *filp,</text:p>
      <text:p text:style-name="P14"><text:s text:c="24"/>unsigned int cmd, unsigned long arg) {</text:p>
      <text:p text:style-name="P14"><text:s text:c="8"/>printk("kxp84_ioctl %d\n", cmd);</text:p>
      <text:p text:style-name="P14"/>
      <text:p text:style-name="P14"><text:s text:c="8"/>switch(cmd) {</text:p>
      <text:p text:style-name="P14"><text:s text:c="16"/>case KXP84_IOC_READ_X: {</text:p>
      <text:p text:style-name="P14"><text:s text:c="24"/>char readbuf[2];</text:p>
      <text:p text:style-name="P14"><text:s text:c="24"/>i2c_master_send(kxp84_data.client, KXP84_CMD_READ_X, 2);</text:p>
      <text:p text:style-name="P14"><text:s text:c="24"/>i2c_master_recv(kxp84_data.client, readbuf, 2);</text:p>
      <text:p text:style-name="P14"><text:s text:c="24"/>put_user( (readbuf[0]&lt;&lt;4)|readbuf[1]&gt;&gt;4, (int __user*)arg);</text:p>
      <text:p text:style-name="P14"><text:s text:c="24"/>return 0;</text:p>
      <text:p text:style-name="P14"><text:s text:c="16"/>}</text:p>
      <text:p text:style-name="P14"><text:soft-page-break/><text:s text:c="16"/>default:</text:p>
      <text:p text:style-name="P14"><text:s text:c="16"/>break;</text:p>
      <text:p text:style-name="P14"><text:s text:c="8"/>}</text:p>
      <text:p text:style-name="P14"><text:s text:c="8"/>return <text:s/>0;</text:p>
      <text:p text:style-name="P14">}</text:p>
      <text:p text:style-name="P14"/>
      <text:p text:style-name="P14">static struct {</text:p>
      <text:p text:style-name="P14"><text:s text:c="8"/>struct i2c_client* client;</text:p>
      <text:p text:style-name="P14">} kxp84_data;</text:p>
      <text:p text:style-name="P14"/>
      <text:p text:style-name="P14">static int __devinit kxp84_probe(struct i2c_client* client, const struct i2c_device_id* id) {</text:p>
      <text:p text:style-name="P14"><text:s text:c="8"/>int err;</text:p>
      <text:p text:style-name="P14"><text:s text:c="8"/>printk(KERN_WARNING "kxp84_probe\n");</text:p>
      <text:p text:style-name="P14"><text:s text:c="8"/>err = misc_register(&amp;misc_kxp84_dev);</text:p>
      <text:p text:style-name="P14"><text:s text:c="8"/>kxp84_data.client = client;</text:p>
      <text:p text:style-name="P14"><text:s text:c="8"/>return err;</text:p>
      <text:p text:style-name="P14">}</text:p>
      <text:p text:style-name="P14">---------------------------------------------------------</text:p>
      <text:p text:style-name="P14"/>
      <text:p text:style-name="Text_20_body">miscdevice構造体のioctlフィールドにioctlのコールバック関数を設定する。これはデバイスファイルに対してioctlが呼ばれたときにこの関数が呼ばれる。すなわち、このコールバック関数にドライバ機能の実装を行う。<text:line-break/>defineで定義しているのがコマンドの定数値である。マナーの良い採番のしかたはDocumentation/ioctl-number.txt にある記述を見て、衝突しない定義を選ぶ。実際問題としては、このドキュメントやその他の定義と重複しても適切なデバイスファイルに対して実行されている限り問題はない。<text:line-break/><text:span text:style-name="T1">実際の通信の実装はユーザー空間からのioctl呼び出しに対応するioctlkxp84_ioctlに実装する。<text:line-break/>このソースではコマンドを一つ定義している。コマンド</text:span><text:span text:style-name="T13">KXP84_IOC_READ_Xは加速度センサのX軸方向加速度の値を読み取り、パラメータで渡されるint型ポインタが指す領域に読み取った値を保持する。<text:line-break/></text:span><text:span text:style-name="T15">具体的にどのようなデータを送信するのかは、KXP84のデータシートのData Transfer Sequencesの項とレジスタ値の説明を参照して実装する。<text:line-break/>このソースの例ではXOUT_HとXOUT_Lの2バイトを要求し、その応答の2バイトを受信している。XOUT_HとXOUT_Lの合わせて16bitのうち、下位4bitは無効なので、それぞれシフトしたものをOR演算して12bitの値を算出している。算出が終わった値は、put_user関数を使ってポインタが指す領域に格納する。このとき注意が必要なのは、ioctlの引数でポインタを渡した場合、それはユーザー空間の領域を指しており、カーネル側から不用意に書き換えるのは危険だということだ。put_userは領域に書き込む前にアドレスが適切であるかをチェックしてデータの書き込みを行う。このような手順でユーザー空間から加速度センサの値を取得することができた。</text:span></text:p>
      <text:p text:style-name="Text_20_body"><text:span text:style-name="T15"/></text:p>
      <text:p text:style-name="P1"><text:span text:style-name="T16">ユーザー空間側のプログラムの実例を示す。</text:span></text:p>
      <text:p text:style-name="P1"/>
      <text:p text:style-name="P1"><text:span text:style-name="T16">-----------------------------------------------------------------</text:span></text:p>
      <text:p text:style-name="P1"><text:span text:style-name="T16">#include &lt;stdio.h&gt;</text:span></text:p>
      <text:p text:style-name="P1"><text:span text:style-name="T16">#include &lt;sys/ioctl.h&gt;</text:span></text:p>
      <text:p text:style-name="P1"><text:span text:style-name="T16">#include &lt;fcntl.h&gt;</text:span></text:p>
      <text:p text:style-name="P1"><text:span text:style-name="T16"/></text:p>
      <text:p text:style-name="P1"><text:span text:style-name="T16">#define KXP84_IOC_MAGIC 'k'</text:span></text:p>
      <text:p text:style-name="P1"><text:span text:style-name="T16">#define KXP84_IOC_READ_X _IOR(KXP84_IOC_MAGIC, 0, int)</text:span></text:p>
      <text:p text:style-name="P1"><text:soft-page-break/><text:span text:style-name="T16"/></text:p>
      <text:p text:style-name="P1"><text:span text:style-name="T16">int main() {</text:span></text:p>
      <text:p text:style-name="P1"><text:span text:style-name="T16"><text:s text:c="8"/>int fd;</text:span></text:p>
      <text:p text:style-name="P1"><text:span text:style-name="T16"><text:s text:c="8"/>int err;</text:span></text:p>
      <text:p text:style-name="P1"><text:span text:style-name="T16"><text:s text:c="8"/>int val;</text:span></text:p>
      <text:p text:style-name="P1"><text:span text:style-name="T16"><text:s text:c="8"/>printf("/dev/kxp84 ioctl.\n");</text:span></text:p>
      <text:p text:style-name="P1"><text:span text:style-name="T16"/></text:p>
      <text:p text:style-name="P1"><text:span text:style-name="T16"><text:s text:c="8"/>fd = open("dev/kxp84", O_RDWR);</text:span></text:p>
      <text:p text:style-name="P1"><text:span text:style-name="T16"/></text:p>
      <text:p text:style-name="P1"><text:span text:style-name="T16"><text:s text:c="8"/>if(fd &lt; 0) {</text:span></text:p>
      <text:p text:style-name="P1"><text:span text:style-name="T16"><text:s text:c="16"/>fprintf(stderr, "error\n");</text:span></text:p>
      <text:p text:style-name="P1"><text:span text:style-name="T16"><text:s text:c="16"/>return 1;</text:span></text:p>
      <text:p text:style-name="P1"><text:span text:style-name="T16"><text:s text:c="8"/>}</text:span></text:p>
      <text:p text:style-name="P1"><text:span text:style-name="T16"/></text:p>
      <text:p text:style-name="P1"><text:span text:style-name="T16"><text:s text:c="8"/>err = ioctl(fd, KXP84_IOC_READ_X, &amp;val);</text:span></text:p>
      <text:p text:style-name="P1"><text:span text:style-name="T16"><text:s text:c="8"/>printf("ioctl KXP84_READ_X %d err=%d\n", val, err);</text:span></text:p>
      <text:p text:style-name="P1"><text:span text:style-name="T16"><text:s text:c="8"/>return 0;</text:span></text:p>
      <text:p text:style-name="P1"><text:span text:style-name="T16">}</text:span></text:p>
      <text:p text:style-name="P1"><text:span text:style-name="T16">-------------------------------------------------</text:span></text:p>
      <text:p text:style-name="P1"><text:span text:style-name="T16"/></text:p>
      <text:p text:style-name="P1"><text:span text:style-name="T16"/></text:p>
      <text:h text:style-name="Heading_20_2" text:outline-level="2"><text:span text:style-name="T16">課題</text:span></text:h>
      <text:list xml:id="list20293211" text:style-name="L9">
        <text:list-item>
          <text:p text:style-name="P9"><text:span text:style-name="T16">デバイスの持つ全ての機能に対して、ioctlで適切に制御できるインターフェースを設計し、実装せよ。デバイスにはユーザーに操作させるべきでない機能も含まれることに留意すること。また、1つのレジスタを複数の機能が共有する場合もある。あるいは、逆に複数のレジスタに跨って一つの機能が実装されるものもある。エンドユーザーから見て合理的で使いやすいインターフェース設計を心がけよ。</text:span></text:p>
        </text:list-item>
        <text:list-item>
          <text:p text:style-name="P9"><text:span text:style-name="T16">ユーザー側のプログラム改造して、値の変化が見えるようせよ。出来上がったら、実際にセンサを動作させて、適切な値が取得できていることを確認せよ。</text:span></text:p>
        </text:list-item>
      </text:list>
      <text:p text:style-name="P1"><text:span text:style-name="T16"/></text:p>
      <text:p text:style-name="P1"><text:span text:style-name="T16"/></text:p>
      <text:h text:style-name="Heading_20_1" text:outline-level="1"><text:span text:style-name="T16">Future works</text:span></text:h>
      <text:p text:style-name="P1"><text:span text:style-name="T16">これまでのプログラムで、とりあえずKXP84をLinux上で動作させるドライバを作成することができた。しかし、ここで作成した実装は学習用の簡易なもので、実用に供するためにはいくつかの点で考慮が不足している。また、今までに使ってこなかったデバイスの機能もある。将来的な課題として解決すべき問題を考える。</text:span></text:p>
      <text:p text:style-name="P1"><text:span text:style-name="T16"/></text:p>
      <text:h text:style-name="Heading_20_2" text:outline-level="2"><text:span text:style-name="T16">非同期実行の問題</text:span></text:h>
      <text:p text:style-name="P1"><text:span text:style-name="T16">ドライバの各機能は常に並行して動作する可能性がある。これは、たとえばあるioctlの呼び出しで通信のシーケンスを実行している最中に、別のioctl呼び出しが並行して呼び出され、通信の順序性が保証されなくなるということを意味する。この問題を防ぐためには、mutexやsemaphoreなどの排他の機構を使って、逐次的な実行を必要とする区間の排他処理を実装する必要がある。並列実行の制御は本質的に複雑な問題であり、細部まで気を使った実装が求められる。</text:span></text:p>
      <text:p text:style-name="P1"><text:span text:style-name="T16"/></text:p>
      <text:h text:style-name="Heading_20_2" text:outline-level="2"><text:soft-page-break/><text:span text:style-name="T16">サスペンド</text:span></text:h>
      <text:p text:style-name="P1"><text:span text:style-name="T16">近代的なコンピュータの機能で、消費電力を抑えるサスペンドの機能がある。KXP84にも消費電力制御に使われるレジスタが設定されており、実装が必要である。</text:span></text:p>
      <text:p text:style-name="P1"><text:span text:style-name="T16"/></text:p>
      <text:h text:style-name="Heading_20_2" text:outline-level="2"><text:span text:style-name="T16">複数デバイスへの対応</text:span></text:h>
      <text:p text:style-name="Text_20_body"><text:span text:style-name="T16">KXP84</text:span><text:span text:style-name="T15">のアドレス設定機能を使って同一バス上に違うi2cアドレスで複数のデバイスが接続されるケースに対応していない。複数のデバイスに対応させるには、デバイスファイルの作成方法や排他制御で実際的な実装が必要になる。</text:span></text:p>
      <text:p text:style-name="P1"/>
      <text:h text:style-name="Heading_20_2" text:outline-level="2"><text:span text:style-name="T16">割り込み線</text:span></text:h>
      <text:p text:style-name="Text_20_body"><text:span text:style-name="T16">KXP84</text:span><text:span text:style-name="T15">には2つの割り込みが設定されており、これをPandaBoardに結線することで、興味深いソフトウェアを実装することができるであろう。</text:span></text:p>
      <text:p text:style-name="Text_20_body"><text:span text:style-name="T15"/></text:p>
      <text:h text:style-name="Heading_20_2" text:outline-level="2"><text:span text:style-name="T16">新規デバイスへの対応</text:span></text:h>
      <text:p text:style-name="P1"><text:span text:style-name="T16">ここまでの解説でi2cで接続されるデバイスの制御に最低限必要なスキルは習得できたはずである。新しいデバイスを接続し、スキルの習得度合いを確認して欲しい。</text:span></text:p>
      <text:p text:style-name="P1"><text:span text:style-name="T16"/></text:p>
      <text:h text:style-name="Heading_20_2" text:outline-level="2"><text:span text:style-name="T16">課題</text:span></text:h>
      <text:list xml:id="list20556704" text:style-name="L10">
        <text:list-item>
          <text:p text:style-name="P21"><text:span text:style-name="T16">mutex</text:span><text:span text:style-name="T15">を使って、送受信1セットになっている通信の処理の排他制御を実装せよ。</text:span></text:p>
        </text:list-item>
        <text:list-item>
          <text:p text:style-name="P10"><text:span text:style-name="T16">KXP84のデータシートを参照して、サスペンド処理を実装せよ。可能であれば、計測器を用いてi2cのバスの状態が適切かを確認せよ。</text:span></text:p>
        </text:list-item>
        <text:list-item>
          <text:p text:style-name="P10"><text:span text:style-name="T16">FfとMOTの割り込み線をPandaBoardの拡張コネクタに出ているGPIOに接続し、割り込みからユーザーへの通知を行う機能を実装せよ。（この機能は片付いていない机の上で作業している読者にとって有益なものであろう）</text:span></text:p>
        </text:list-item>
        <text:list-item>
          <text:p text:style-name="P10"><text:a xlink:type="simple" xlink:href="http://strawberry-linux.com/catalog/items?code=27001">http://strawberry-linux.com/catalog/items?code=27001</text:a> のデバイスがKXP84と同時に動作するようにi2cバスへの接続回路、およびドライバ・ユーザーランドのプログラムを設計・実装せよ。</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ja" style:country-asian="JP"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ＭＳ Ｐ明朝" style:font-size-asian="10.5pt" style:language-asian="ja" style:country-asian="JP"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ＭＳ Ｐゴシック"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12-21T15:21:31.32</meta:creation-date>
    <dc:date>2011-12-22T00:53:43.13</dc:date>
    <meta:editing-duration>PT9H5M17S</meta:editing-duration>
    <meta:editing-cycles>12</meta:editing-cycles>
    <meta:generator>LibreOffice/3.3$Win32 LibreOffice_project/330m19$Build-6</meta:generator>
    <dc:title>楽しくない電子工作 LinuxでのI2Cデバイスドライバ作成</dc:title>
    <meta:document-statistic meta:table-count="0" meta:image-count="0" meta:object-count="0" meta:page-count="15" meta:paragraph-count="353" meta:word-count="3943" meta:character-count="16097"/>
  </office:meta>
</office:document-meta>
</file>